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<text:line-break/>Tu estructura tiene una lógica narrativa muy clara y funcional: comienza con la aventura y la curiosidad (la búsqueda del conocimiento), introduce progresivamente el mal (el conflicto), y desemboca en el enfrentamiento (la lucha) seguido por un cierre aparente (la victoria) y un giro final (la persistencia del mal).</text:p>
      <text:p text:style-name="Text_20_body">Aquí tienes una <text:span text:style-name="Strong_20_Emphasis">plantilla unificada</text:span> que combina tu esquema narrativo con el tono y los elementos que hemos desarrollado —aventura, misterio, filosofía, espiritualidad y lucha entre el bien y el mal—:</text:p>
      <text:p text:style-name="Horizontal_20_Line"/>
      <text:h text:style-name="Heading_20_3" text:outline-level="3">🜂 <text:span text:style-name="Strong_20_Emphasis">Plantilla narrativa general de los capítulos de aventura de Elara</text:span></text:h>
      <text:h text:style-name="Heading_20_4" text:outline-level="4"><text:span text:style-name="Strong_20_Emphasis">1. Introducción al viaje</text:span></text:h>
      <text:p text:style-name="Text_20_body"><text:span text:style-name="Strong_20_Emphasis">Función:</text:span> Situar al lector, crear atmósfera, introducir el misterio.<text:line-break/><text:span text:style-name="Strong_20_Emphasis">Elementos:</text:span></text:p>
      <text:list xml:id="list954311703" text:style-name="L1">
        <text:list-item>
          <text:p text:style-name="P1"><text:span text:style-name="Strong_20_Emphasis">Lugar:</text:span> descripción sensorial (paisaje, clima, ambiente, arquitectura).</text:p>
        </text:list-item>
        <text:list-item>
          <text:p text:style-name="P1"><text:span text:style-name="Strong_20_Emphasis">Llegada de Elara:</text:span> viajera solitaria, cansada, pero decidida.</text:p>
        </text:list-item>
        <text:list-item>
          <text:p text:style-name="P1"><text:span text:style-name="Strong_20_Emphasis">Motivación:</text:span> busca información sobre el <text:span text:style-name="Emphasis">Libro de la Vida</text:span>, o sobre un fragmento, templo o reliquia que pueda conducir a él.</text:p>
        </text:list-item>
        <text:list-item>
          <text:p text:style-name="P1"><text:span text:style-name="Strong_20_Emphasis">Contacto con los habitantes:</text:span> primeras impresiones del pueblo o aldea, hospitalidad aparente, pequeños signos de algo oculto.</text:p>
        </text:list-item>
        <text:list-item>
          <text:p text:style-name="P1"><text:span text:style-name="Strong_20_Emphasis">Primeras sospechas:</text:span> menciones veladas a un antiguo mal, una maldición, o un suceso inexplicable.</text:p>
        </text:list-item>
      </text:list>
      <text:p text:style-name="Quotations"><text:span text:style-name="Emphasis">“Era de noche cuando Elara llegó por fin a Lysmor, un pueblo encajado entre montañas. El aire olía a piedra húmeda y a miedo.”</text:span></text:p>
      <text:p text:style-name="Horizontal_20_Line"/>
      <text:h text:style-name="Heading_20_4" text:outline-level="4"><text:span text:style-name="Strong_20_Emphasis">2. Aparición del mal</text:span></text:h>
      <text:p text:style-name="Text_20_body"><text:span text:style-name="Strong_20_Emphasis">Función:</text:span> Introducir el conflicto, sin revelar completamente al enemigo.<text:line-break/><text:span text:style-name="Strong_20_Emphasis">Elementos:</text:span></text:p>
      <text:list xml:id="list3513462563" text:style-name="L2">
        <text:list-item>
          <text:p text:style-name="P2">Comportamientos extraños entre los lugareños (temor, silencio, superstición).</text:p>
        </text:list-item>
        <text:list-item>
          <text:p text:style-name="P2">Un <text:span text:style-name="Strong_20_Emphasis">objeto maldito</text:span> o <text:span text:style-name="Strong_20_Emphasis">reliquia prohibida</text:span> se menciona o se descubre.</text:p>
        </text:list-item>
        <text:list-item>
          <text:p text:style-name="P2">Primer <text:span text:style-name="Strong_20_Emphasis">encuentro con Morgerathus</text:span> o con alguno de sus sirvientes: una figura misteriosa, quizá un noble, sacerdote, o estudioso.</text:p>
        </text:list-item>
        <text:list-item>
          <text:p text:style-name="P2"><text:span text:style-name="Strong_20_Emphasis">Tensión creciente:</text:span> Elara percibe peligro pero no comprende su origen.</text:p>
        </text:list-item>
        <text:list-item>
          <text:p text:style-name="P2"><text:span text:style-name="Strong_20_Emphasis">Obstáculos:</text:span> el mal comienza a interferir en su investigación (accidentes, visiones, amenazas).</text:p>
        </text:list-item>
      </text:list>
      <text:p text:style-name="Quotations"><text:soft-page-break/><text:span text:style-name="Emphasis">“El anciano que la acompañaba no quiso volver a entrar en la cueva. Dijo que allí abajo alguien lo observaba. Pero cuando Elara encendió su lámpara, no vio más que su propia sombra.”</text:span></text:p>
      <text:p text:style-name="Horizontal_20_Line"/>
      <text:h text:style-name="Heading_20_4" text:outline-level="4"><text:span text:style-name="Strong_20_Emphasis">3. Descubrimientos místicos</text:span></text:h>
      <text:p text:style-name="Text_20_body"><text:span text:style-name="Strong_20_Emphasis">Función:</text:span> Integrar el avance intelectual y espiritual de Elara.<text:line-break/><text:span text:style-name="Strong_20_Emphasis">Elementos:</text:span></text:p>
      <text:list xml:id="list427685594" text:style-name="L3">
        <text:list-item>
          <text:p text:style-name="P3">Hallazgo de inscripciones, símbolos o textos antiguos.</text:p>
        </text:list-item>
        <text:list-item>
          <text:p text:style-name="P3"><text:span text:style-name="Strong_20_Emphasis">Interpretación errónea inicial</text:span>, seguida de un descubrimiento revelador.</text:p>
        </text:list-item>
        <text:list-item>
          <text:p text:style-name="P3">Enseñanzas místicas que reflejan los principios del ensayo (por ejemplo, sobre la vida como inteligencia, o la relación entre espíritu y materia).</text:p>
        </text:list-item>
        <text:list-item>
          <text:p text:style-name="P3">Contraste entre la <text:span text:style-name="Strong_20_Emphasis">sabiduría antigua</text:span> y las <text:span text:style-name="Strong_20_Emphasis">creencias populares</text:span> del lugar.</text:p>
        </text:list-item>
        <text:list-item>
          <text:p text:style-name="P3">Elara comienza a vislumbrar una verdad superior, aunque incompleta.</text:p>
        </text:list-item>
      </text:list>
      <text:p text:style-name="Quotations"><text:span text:style-name="Emphasis">“Comprendió que aquellas marcas no eran advertencias, sino fragmentos de una ecuación. No hablaban de dioses ni de demonios, sino del modo en que la vida se transforma a sí misma.”</text:span></text:p>
      <text:p text:style-name="Horizontal_20_Line"/>
      <text:h text:style-name="Heading_20_4" text:outline-level="4"><text:span text:style-name="Strong_20_Emphasis">4. Clímax</text:span></text:h>
      <text:p text:style-name="Text_20_body"><text:span text:style-name="Strong_20_Emphasis">Función:</text:span> Resolver el conflicto inmediato (pero no el global).<text:line-break/><text:span text:style-name="Strong_20_Emphasis">Elementos:</text:span></text:p>
      <text:list xml:id="list3086137128" text:style-name="L4">
        <text:list-item>
          <text:p text:style-name="P4">Elara comprende finalmente la naturaleza del mal del lugar.</text:p>
        </text:list-item>
        <text:list-item>
          <text:p text:style-name="P4">Enfrentamiento físico o espiritual: lucha contra Morgerathus, un sirviente, o la manifestación del mal en el objeto.</text:p>
        </text:list-item>
        <text:list-item>
          <text:p text:style-name="P4">Revelación del significado profundo de su descubrimiento (cómo usar el conocimiento adquirido para vencer).</text:p>
        </text:list-item>
        <text:list-item>
          <text:p text:style-name="P4"><text:span text:style-name="Strong_20_Emphasis">Victoria temporal:</text:span> Elara logra romper la maldición, liberar al pueblo, o sellar el mal.</text:p>
        </text:list-item>
        <text:list-item>
          <text:p text:style-name="P4"><text:span text:style-name="Strong_20_Emphasis">Reflexión:</text:span> el triunfo deja una huella, y Elara siente que algo aún no encaja.</text:p>
        </text:list-item>
      </text:list>
      <text:p text:style-name="Quotations"><text:span text:style-name="Emphasis">“El sello se quebró y el aire vibró con un sonido antiguo, como si el mundo exhalara al fin un secreto guardado durante siglos.”</text:span></text:p>
      <text:p text:style-name="Horizontal_20_Line"/>
      <text:h text:style-name="Heading_20_4" text:outline-level="4"><text:span text:style-name="Strong_20_Emphasis">5. Final</text:span></text:h>
      <text:p text:style-name="Text_20_body"><text:span text:style-name="Strong_20_Emphasis">Función:</text:span> Cierre del episodio, apertura del viaje continuo.<text:line-break/><text:span text:style-name="Strong_20_Emphasis">Elementos:</text:span></text:p>
      <text:list xml:id="list832442629" text:style-name="L5">
        <text:list-item>
          <text:p text:style-name="P5"><text:soft-page-break/>Elara parte, dejando atrás un pueblo liberado pero silencioso.</text:p>
        </text:list-item>
        <text:list-item>
          <text:p text:style-name="P5">Breve escena en la que el lector ve que el mal no ha sido destruido por completo (una sombra que vuelve, un objeto que brilla, una mirada en la oscuridad).</text:p>
        </text:list-item>
        <text:list-item>
          <text:p text:style-name="P5">Sensación de inquietud y continuidad: el viaje de Elara sigue, y también el del mal.</text:p>
        </text:list-item>
      </text:list>
      <text:p text:style-name="Quotations"><text:span text:style-name="Emphasis">“Cuando Elara desapareció tras el bosque, una brisa recorrió el pueblo. En la cueva, bajo la piedra rota, algo respiró.”</text:span></text:p>
      <text:p text:style-name="Horizontal_20_Line"/>
      <text:h text:style-name="Heading_20_3" text:outline-level="3">🔹 Estructura simbólica</text:h>
      <text:p text:style-name="Text_20_body">Cada capítulo reproduce a pequeña escala el <text:span text:style-name="Strong_20_Emphasis">viaje del alma hacia el conocimiento</text:span>:</text:p>
      <text:list xml:id="list2536716278" text:style-name="L6">
        <text:list-item>
          <text:p text:style-name="P6"><text:span text:style-name="Strong_20_Emphasis">Ignorancia →</text:span> búsqueda externa.</text:p>
        </text:list-item>
        <text:list-item>
          <text:p text:style-name="P6"><text:span text:style-name="Strong_20_Emphasis">Oscuridad →</text:span> contacto con el mal (el error, la ilusión, el miedo).</text:p>
        </text:list-item>
        <text:list-item>
          <text:p text:style-name="P6"><text:span text:style-name="Strong_20_Emphasis">Revelación →</text:span> comprensión.</text:p>
        </text:list-item>
        <text:list-item>
          <text:p text:style-name="P6"><text:span text:style-name="Strong_20_Emphasis">Lucha →</text:span> integración de lo aprendido.</text:p>
        </text:list-item>
        <text:list-item>
          <text:p text:style-name="P6"><text:span text:style-name="Strong_20_Emphasis">Ascenso →</text:span> continuación del camino.</text:p>
        </text:list-item>
      </text:list>
      <text:p text:style-name="Horizontal_20_Line"/>
      <text:p text:style-name="Text_20_body">¿Quieres que adapte esta plantilla a un capítulo concreto (por ejemplo, el primero de aventuras, con localización y conflicto definidos)? Podríamos crear el esquema detallado del <text:span text:style-name="Strong_20_Emphasis">Capítulo 3: Monstruos</text:span>, siguiendo exactamente esta estructur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4T19:05:12.164000000</meta:creation-date>
    <dc:date>2025-10-24T19:17:19.401000000</dc:date>
    <meta:editing-duration>PT12M7S</meta:editing-duration>
    <meta:editing-cycles>1</meta:editing-cycles>
    <meta:document-statistic meta:table-count="0" meta:image-count="0" meta:object-count="0" meta:page-count="3" meta:paragraph-count="49" meta:word-count="702" meta:character-count="4419" meta:non-whitespace-character-count="3795"/>
    <meta:generator>LibreOffice/7.3.5.2$Windows_X86_64 LibreOffice_project/184fe81b8c8c30d8b5082578aee2fed2ea847c01</meta:generator>
  </office:meta>
</office:document-meta>
</file>